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Mono O" svg:font-family="'Linux Libertine Mono O'" style:font-pitch="variable"/>
    <style:font-face style:name="Noto Sans" svg:font-family="'Noto Sans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use-window-font-color="true" loext:opacity="0%" style:font-name="arial" fo:font-size="14pt" officeooo:rsid="0022c476" officeooo:paragraph-rsid="0022c476" style:font-size-asian="14pt" style:font-size-complex="14pt"/>
    </style:style>
    <style:style style:name="P2" style:family="paragraph" style:parent-style-name="Text_20_body">
      <style:paragraph-properties fo:text-align="center" style:justify-single-word="false"/>
      <style:text-properties style:use-window-font-color="true" loext:opacity="0%" style:font-name="arial" fo:font-size="14pt" officeooo:rsid="0022c476" officeooo:paragraph-rsid="00259be1" style:font-size-asian="14pt" style:font-size-complex="14pt"/>
    </style:style>
    <style:style style:name="P3" style:family="paragraph" style:parent-style-name="Text_20_body">
      <style:paragraph-properties fo:text-align="center" style:justify-single-word="false"/>
      <style:text-properties style:use-window-font-color="true" loext:opacity="0%" style:font-name="arial" fo:font-size="14pt" officeooo:rsid="002361f5" officeooo:paragraph-rsid="002361f5" style:font-size-asian="14pt" style:font-size-complex="14pt"/>
    </style:style>
    <style:style style:name="P4" style:family="paragraph" style:parent-style-name="Text_20_body">
      <style:paragraph-properties fo:text-align="center" style:justify-single-word="false"/>
      <style:text-properties style:use-window-font-color="true" loext:opacity="0%" style:font-name="arial" fo:font-size="16pt" officeooo:rsid="00231466" officeooo:paragraph-rsid="00231466" style:font-size-asian="16pt" style:font-size-complex="16pt"/>
    </style:style>
    <style:style style:name="P5" style:family="paragraph" style:parent-style-name="Text_20_body">
      <style:paragraph-properties fo:text-align="center" style:justify-single-word="false"/>
      <style:text-properties style:use-window-font-color="true" loext:opacity="0%" style:font-name="arial" fo:font-size="16pt" officeooo:rsid="002361f5" officeooo:paragraph-rsid="002361f5" style:font-size-asian="16pt" style:font-size-complex="16pt"/>
    </style:style>
    <style:style style:name="P6" style:family="paragraph" style:parent-style-name="Text_20_body">
      <style:paragraph-properties fo:text-align="center" style:justify-single-word="false"/>
      <style:text-properties style:use-window-font-color="true" loext:opacity="0%" style:font-name="arial" fo:font-size="12pt" officeooo:rsid="0024ca34" officeooo:paragraph-rsid="0024ca34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9be1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officeooo:rsid="00259be1"/>
    </style:style>
    <style:style style:name="T6" style:family="text">
      <style:text-properties fo:font-weight="normal" officeooo:rsid="00259be1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UNLVirtual</text:p>
      <text:p text:style-name="P2">Facultad de Ingeniería y Ciencias Hídricas</text:p>
      <text:p text:style-name="P1"/>
      <text:p text:style-name="P1"/>
      <text:p text:style-name="P1">Tecnicatura Universitaria en Software Libre</text:p>
      <text:p text:style-name="P1">Software Libre: Ofimática en las Organizaciones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T</text:span>rabajo <text:span text:style-name="T1">P</text:span>ráctico <text:span text:style-name="T1">G</text:span>rupal: <text:s/><text:span text:style-name="T2">D</text:span><text:span text:style-name="T6">istribución </text:span><text:span text:style-name="T1">H</text:span>uyra</text:p>
      <text:p text:style-name="P3"/>
      <text:p text:style-name="P3"/>
      <text:p text:style-name="P3"/>
      <text:p text:style-name="P3"/>
      <text:p text:style-name="P3">Emanuel Conte Garcia</text:p>
      <text:p text:style-name="P3">Diego Fernando Gonzalez</text:p>
      <text:p text:style-name="P3">Pablo Adrián Soto</text:p>
      <text:p text:style-name="P3"/>
      <text:p text:style-name="P3"/>
      <text:p text:style-name="P3"/>
      <text:p text:style-name="P3"/>
      <text:p text:style-name="P3"/>
      <text:p text:style-name="P6">2024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Mono O" svg:font-family="'Linux Libertine Mono O'" style:font-pitch="variable"/>
    <style:font-face style:name="Noto Sans" svg:font-family="'Noto Sans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17:04:05.434862699</meta:creation-date>
    <dc:date>2024-06-13T17:58:04.406816241</dc:date>
    <meta:editing-duration>PT6M30S</meta:editing-duration>
    <meta:editing-cycles>1</meta:editing-cycles>
    <meta:document-statistic meta:table-count="0" meta:image-count="0" meta:object-count="0" meta:page-count="1" meta:paragraph-count="9" meta:word-count="33" meta:character-count="250" meta:non-whitespace-character-count="225"/>
    <meta:generator>LibreOffice/7.4.7.2$Linux_X86_64 LibreOffice_project/40$Build-2</meta:generator>
  </office:meta>
</office:document-meta>
</file>